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ce11"/>
    </style:style>
    <style:style style:name="P2" style:family="paragraph" style:parent-style-name="Standard">
      <style:paragraph-properties fo:text-align="start" style:justify-single-word="false"/>
      <style:text-properties officeooo:paragraph-rsid="0019ce1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ce1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aa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8491434691383037642" text:style-name="L1">
        <text:list-item>
          <text:p text:style-name="P3">A man pushes a 5 kg box with a force of <text:span text:style-name="T7">3</text:span>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21890574492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5421989640692" text:continue-numbering="true" text:style-name="L1">
        <text:list-item>
          <text:p text:style-name="P3">You are pull<text:span text:style-name="T3">ing</text:span> a <text:span text:style-name="T7">7</text:span> kg mass with a force of <text:span text:style-name="T7">2</text:span>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20561982746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<text:span text:style-name="T7">3</text:span>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22416355522" text:continue-numbering="true" text:style-name="L1">
        <text:list-item>
          <text:p text:style-name="P3">A <text:span text:style-name="T7">12</text:span> kg box is sliding across the floor with a velocity of <text:span text:style-name="T7">6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421795910322" text:continue-numbering="true" text:style-name="L1">
        <text:list-item>
          <text:p text:style-name="P3"><text:soft-page-break/>A 7<text:span text:style-name="T7">5</text:span>0 kg car is coasting down a 45<text:span text:style-name="T6">°</text:span> slope. <text:s text:c="2"/>Its acceleration is 2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135420693178183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135421003351286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135420744481854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135421611015191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21126191197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135422455814956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5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422244510159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135420946474325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135422031322727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54:20.23907214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6:58.100986475</meta:creation-date>
    <meta:editing-duration>PT6M8S</meta:editing-duration>
    <meta:editing-cycles>4</meta:editing-cycles>
    <meta:generator>LibreOffice/4.3.7.2$Linux_X86_64 LibreOffice_project/430$Build-2</meta:generator>
    <dc:date>2016-08-19T13:54:20.143420175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